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gnalanalyse:</text:p>
      <text:p text:style-name="P2"/>
      <text:p text:style-name="P2">-Wegen Abspeicherung</text:p>
      <text:p text:style-name="P2">-Dezibel</text:p>
      <text:p text:style-name="Standard"><text:tab/>DB -&gt; Logarithmische Skala -&gt; 20*(lg10)/(lg[uOut/uIn]) <text:line-break/><text:tab/>U -&gt; Signalverstärkungsfaktor</text:p>
      <text:p text:style-name="P2"><text:tab/>DB nicht nur sound</text:p>
      <text:p text:style-name="P2"><text:tab/>DB +6 -&gt; Verstärkung²</text:p>
      <text:p text:style-name="P2">-Histogramme</text:p>
      <text:p text:style-name="P2"><text:tab/>-Wahrscheinlichkeit von Werten</text:p>
      <text:p text:style-name="P2"><text:tab/>-Häufigkeit von Werten</text:p>
      <text:p text:style-name="P2"><text:tab/>-Schnellere Berechnungen von statistischen Größen</text:p>
      <text:p text:style-name="P2"><text:tab/><text:tab/>-z.B. Varianz (Standardabweichung²)</text:p>
      <text:p text:style-name="P2"/>
      <text:p text:style-name="P1">Leistung:</text:p>
      <text:p text:style-name="P2">P = (Summe aller Werte)² / Anzahl der Werte</text:p>
      <text:p text:style-name="P2"/>
      <text:p text:style-name="P1">Rauschen:</text:p>
      <text:p text:style-name="P2"/>
      <text:p text:style-name="P2">-Quantisierungsrauschen, wenn durch Quantisierung Ungenauigkeit entsteht -&gt; Wert schwankt</text:p>
      <text:p text:style-name="P2"/>
      <text:p text:style-name="P2"/>
      <text:p text:style-name="P5">-Leistung wird aus Mittelwert und Varianz zusammengesetzt</text:p>
      <text:p text:style-name="P6"><text:tab/>-&gt; Leistung (z.B. Bei Audio) heruntersetzen durch abziehen des Mittlewerts</text:p>
      <text:p text:style-name="P6"/>
      <text:p text:style-name="P7">Fehler (e):</text:p>
      <text:p text:style-name="P7"><text:span text:style-name="T1">-Unterschied von Original zu Kompression</text:span></text:p>
      <text:p text:style-name="P7"><text:span text:style-name="T1">-MittlererQuadratischer Fehler e²</text:span></text:p>
      <text:p text:style-name="P7"><text:span text:style-name="T1">-MSE = MeanSquareError</text:span></text:p>
      <text:p text:style-name="P7"><text:span text:style-name="T1">SNR = SignaltoNoiseRatio 10*log[10] (P</text:span><text:span text:style-name="T2">orig</text:span><text:span text:style-name="T3">/P</text:span><text:span text:style-name="T2">e</text:span><text:span text:style-name="T3">) -&gt; Also OriginalBild / Fehlerbild(Differenz der <text:tab/><text:tab/><text:tab/><text:tab/><text:tab/><text:tab/><text:tab/><text:tab/><text:tab/><text:tab/><text:tab/>beiden Bilder)</text:span></text:p>
      <text:p text:style-name="P7"><text:span text:style-name="T3">PSNR [dB] = PeekSignaltoNoiseRatio -&gt; Porig wird zu größtem denkbaren Leistungswert für ein Bild</text:span></text:p>
      <text:p text:style-name="P7"><text:span text:style-name="T3"/></text:p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49S</meta:editing-duration>
    <meta:editing-cycles>14</meta:editing-cycles>
    <meta:generator>OpenOffice.org/3.4.1$Win32 OpenOffice.org_project/341m1$Build-9593</meta:generator>
    <dc:date>2013-11-14T15:26:06.12</dc:date>
    <meta:document-statistic meta:table-count="0" meta:image-count="0" meta:object-count="0" meta:page-count="1" meta:paragraph-count="23" meta:word-count="118" meta:character-count="927"/>
    <meta:user-defined meta:name="Info 1"/>
    <meta:user-defined meta:name="Info 2"/>
    <meta:user-defined meta:name="Info 3"/>
    <meta:user-defined meta:name="Info 4"/>
  </office:meta>
</office:document-meta>
</file>